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3cdc6" officeooo:paragraph-rsid="0023cdc6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officeooo:rsid="0025b229" officeooo:paragraph-rsid="0025b229"/>
    </style:style>
    <style:style style:name="P4" style:family="paragraph" style:parent-style-name="Standard">
      <style:text-properties officeooo:rsid="00270c81" officeooo:paragraph-rsid="00270c81"/>
    </style:style>
    <style:style style:name="P5" style:family="paragraph" style:parent-style-name="Standard">
      <style:text-properties fo:font-weight="bold" officeooo:rsid="0027bb4f" officeooo:paragraph-rsid="0027bb4f" style:font-weight-asian="bold" style:font-weight-complex="bold"/>
    </style:style>
    <style:style style:name="P6" style:family="paragraph" style:parent-style-name="Standard">
      <style:text-properties fo:font-weight="bold" officeooo:rsid="0027bb4f" officeooo:paragraph-rsid="002e743d" style:font-weight-asian="bold" style:font-weight-complex="bold"/>
    </style:style>
    <style:style style:name="P7" style:family="paragraph" style:parent-style-name="Standard">
      <style:text-properties fo:font-weight="bold" officeooo:rsid="002a2c01" officeooo:paragraph-rsid="002c1674" style:font-weight-asian="bold" style:font-weight-complex="bold"/>
    </style:style>
    <style:style style:name="P8" style:family="paragraph" style:parent-style-name="Standard">
      <style:text-properties fo:font-weight="bold" officeooo:rsid="00325c49" officeooo:paragraph-rsid="00325c49" style:font-weight-asian="bold" style:font-weight-complex="bold"/>
    </style:style>
    <style:style style:name="P9" style:family="paragraph" style:parent-style-name="Standard">
      <style:text-properties fo:font-weight="bold" officeooo:rsid="00349da0" officeooo:paragraph-rsid="00349da0" style:font-weight-asian="bold" style:font-weight-complex="bold"/>
    </style:style>
    <style:style style:name="P10" style:family="paragraph" style:parent-style-name="Standard">
      <style:text-properties fo:font-weight="normal" officeooo:rsid="0037cf68" officeooo:paragraph-rsid="0037cf68" style:font-weight-asian="normal" style:font-weight-complex="normal"/>
    </style:style>
    <style:style style:name="P11" style:family="paragraph" style:parent-style-name="Table_20_Contents">
      <style:text-properties officeooo:rsid="0023cdc6" officeooo:paragraph-rsid="0023cdc6"/>
    </style:style>
    <style:style style:name="P12" style:family="paragraph" style:parent-style-name="Table_20_Contents">
      <style:text-properties officeooo:rsid="001552ed" officeooo:paragraph-rsid="000ae139"/>
    </style:style>
    <style:style style:name="P13" style:family="paragraph" style:parent-style-name="Table_20_Contents">
      <style:text-properties officeooo:rsid="0023c411" officeooo:paragraph-rsid="000ae139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bold" officeooo:rsid="0027bb4f" officeooo:paragraph-rsid="0027bb4f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bold" officeooo:rsid="0027bb4f" officeooo:paragraph-rsid="00285fc5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bold" officeooo:rsid="0027bb4f" officeooo:paragraph-rsid="002a2c01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bold" officeooo:rsid="0032acd3" officeooo:paragraph-rsid="0032acd3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bold" officeooo:rsid="0037351f" officeooo:paragraph-rsid="0037351f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bold" officeooo:rsid="003db074" officeooo:paragraph-rsid="003db074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7cf68" officeooo:paragraph-rsid="0037cf68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weight="bold" officeooo:rsid="00325c49" officeooo:paragraph-rsid="00325c49" style:font-weight-asian="bold" style:font-weight-complex="bold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font-weight="bold" officeooo:rsid="00349da0" officeooo:paragraph-rsid="00349da0" style:font-weight-asian="bold" style:font-weight-complex="bold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font-weight="bold" officeooo:rsid="00359713" officeooo:paragraph-rsid="003ed493" style:font-weight-asian="bold" style:font-weight-complex="bol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font-weight="bold" officeooo:rsid="004041c7" officeooo:paragraph-rsid="004041c7" style:font-weight-asian="bold" style:font-weight-complex="bol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style="italic" style:text-underline-style="solid" style:text-underline-width="auto" style:text-underline-color="font-color" fo:font-weight="bold" officeooo:rsid="0037351f" officeooo:paragraph-rsid="0037351f" style:font-size-asian="8.75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font-weight="normal" officeooo:rsid="0037cf68" officeooo:paragraph-rsid="003b5403" style:font-weight-asian="normal" style:font-weight-complex="normal"/>
    </style:style>
    <style:style style:name="P27" style:family="paragraph" style:parent-style-name="Standard">
      <style:paragraph-properties fo:break-before="page"/>
      <style:text-properties fo:font-weight="bold" officeooo:rsid="00359713" officeooo:paragraph-rsid="0036d415" style:font-weight-asian="bold" style:font-weight-complex="bold"/>
    </style:style>
    <style:style style:name="P28" style:family="paragraph" style:parent-style-name="Standard">
      <style:text-properties fo:font-weight="normal" officeooo:rsid="0027bb4f" officeooo:paragraph-rsid="0027bb4f" style:font-weight-asian="normal" style:font-weight-complex="normal"/>
    </style:style>
    <style:style style:name="P29" style:family="paragraph" style:parent-style-name="Standard">
      <style:text-properties fo:font-weight="normal" officeooo:rsid="0037cf68" officeooo:paragraph-rsid="0037cf68" style:font-weight-asian="normal" style:font-weight-complex="normal"/>
    </style:style>
    <style:style style:name="P30" style:family="paragraph" style:parent-style-name="Standard">
      <style:text-properties fo:font-weight="normal" officeooo:rsid="002a2c01" officeooo:paragraph-rsid="002c1674" style:font-weight-asian="normal" style:font-weight-complex="normal"/>
    </style:style>
    <style:style style:name="P31" style:family="paragraph" style:parent-style-name="Standard">
      <style:text-properties fo:font-weight="normal" officeooo:rsid="00325c49" officeooo:paragraph-rsid="00325c49" style:font-weight-asian="normal" style:font-weight-complex="normal"/>
    </style:style>
    <style:style style:name="P32" style:family="paragraph" style:parent-style-name="Standard">
      <style:text-properties fo:font-weight="normal" officeooo:rsid="00349da0" officeooo:paragraph-rsid="00349da0" style:font-weight-asian="normal" style:font-weight-complex="normal"/>
    </style:style>
    <style:style style:name="P33" style:family="paragraph" style:parent-style-name="Standard">
      <style:text-properties fo:font-weight="normal" officeooo:rsid="00359713" officeooo:paragraph-rsid="00349da0" style:font-weight-asian="normal" style:font-weight-complex="normal"/>
    </style:style>
    <style:style style:name="P34" style:family="paragraph" style:parent-style-name="Standard">
      <style:text-properties fo:font-weight="normal" officeooo:rsid="00359713" officeooo:paragraph-rsid="00359713" style:font-weight-asian="normal" style:font-weight-complex="normal"/>
    </style:style>
    <style:style style:name="P35" style:family="paragraph" style:parent-style-name="Standard">
      <style:text-properties fo:font-weight="normal" officeooo:rsid="0036d415" officeooo:paragraph-rsid="0036d415" style:font-weight-asian="normal" style:font-weight-complex="normal"/>
    </style:style>
    <style:style style:name="P36" style:family="paragraph" style:parent-style-name="Standard">
      <style:text-properties fo:font-weight="normal" officeooo:rsid="003b0604" officeooo:paragraph-rsid="003b0604" style:font-weight-asian="normal" style:font-weight-complex="normal"/>
    </style:style>
    <style:style style:name="P37" style:family="paragraph" style:parent-style-name="Standard">
      <style:text-properties fo:font-weight="normal" officeooo:rsid="004080f4" officeooo:paragraph-rsid="004080f4" style:font-weight-asian="normal" style:font-weight-complex="normal"/>
    </style:style>
    <style:style style:name="P38" style:family="paragraph" style:parent-style-name="Standard">
      <style:text-properties fo:font-weight="normal" officeooo:rsid="00278434" officeooo:paragraph-rsid="00425a19" style:font-weight-asian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27bb4f" officeooo:paragraph-rsid="00285fc5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27bb4f" officeooo:paragraph-rsid="002a2c01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7351f" officeooo:paragraph-rsid="0037351f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db074" officeooo:paragraph-rsid="003db074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ed493" officeooo:paragraph-rsid="003ed493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25c49" officeooo:paragraph-rsid="00325c4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49da0" officeooo:paragraph-rsid="00349da0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49da0" officeooo:paragraph-rsid="003ed493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6d415" officeooo:paragraph-rsid="0036d415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fo:font-weight="normal" officeooo:rsid="00359713" officeooo:paragraph-rsid="003ed493" style:font-weight-asian="normal" style:font-weight-complex="normal"/>
    </style:style>
    <style:style style:name="P49" style:family="paragraph">
      <style:paragraph-properties fo:margin-left="0in" fo:margin-right="0in" fo:margin-top="0in" fo:margin-bottom="0in" fo:line-height="100%" fo:text-align="center" fo:text-indent="0in"/>
    </style:style>
    <style:style style:name="P5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b4e89" style:font-style-asian="italic" style:font-style-complex="italic"/>
    </style:style>
    <style:style style:name="T3" style:family="text">
      <style:text-properties fo:font-style="italic" officeooo:rsid="003b5403" style:font-style-asian="italic" style:font-style-complex="italic"/>
    </style:style>
    <style:style style:name="T4" style:family="text">
      <style:text-properties fo:font-style="italic" officeooo:rsid="00445704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85fc5" style:font-weight-asian="normal" style:font-weight-complex="normal"/>
    </style:style>
    <style:style style:name="T8" style:family="text">
      <style:text-properties fo:font-weight="normal" officeooo:rsid="002a2c01" style:font-weight-asian="normal" style:font-weight-complex="normal"/>
    </style:style>
    <style:style style:name="T9" style:family="text">
      <style:text-properties fo:font-weight="normal" officeooo:rsid="002c1674" style:font-weight-asian="normal" style:font-weight-complex="normal"/>
    </style:style>
    <style:style style:name="T10" style:family="text">
      <style:text-properties fo:font-weight="normal" officeooo:rsid="002c8a89" style:font-weight-asian="normal" style:font-weight-complex="normal"/>
    </style:style>
    <style:style style:name="T11" style:family="text">
      <style:text-properties fo:font-weight="normal" officeooo:rsid="002e743d" style:font-weight-asian="normal" style:font-weight-complex="normal"/>
    </style:style>
    <style:style style:name="T12" style:family="text">
      <style:text-properties fo:font-weight="normal" officeooo:rsid="002f50df" style:font-weight-asian="normal" style:font-weight-complex="normal"/>
    </style:style>
    <style:style style:name="T13" style:family="text">
      <style:text-properties fo:font-weight="normal" officeooo:rsid="0030b914" style:font-weight-asian="normal" style:font-weight-complex="normal"/>
    </style:style>
    <style:style style:name="T14" style:family="text">
      <style:text-properties fo:font-weight="normal" officeooo:rsid="00359713" style:font-weight-asian="normal" style:font-weight-complex="normal"/>
    </style:style>
    <style:style style:name="T15" style:family="text">
      <style:text-properties fo:font-weight="normal" officeooo:rsid="0036d415" style:font-weight-asian="normal" style:font-weight-complex="normal"/>
    </style:style>
    <style:style style:name="T16" style:family="text">
      <style:text-properties fo:font-weight="normal" officeooo:rsid="003b4e89" style:font-weight-asian="normal" style:font-weight-complex="normal"/>
    </style:style>
    <style:style style:name="T17" style:family="text">
      <style:text-properties fo:font-weight="normal" officeooo:rsid="003b5403" style:font-weight-asian="normal" style:font-weight-complex="normal"/>
    </style:style>
    <style:style style:name="T18" style:family="text">
      <style:text-properties fo:font-weight="normal" officeooo:rsid="003db074" style:font-weight-asian="normal" style:font-weight-complex="normal"/>
    </style:style>
    <style:style style:name="T19" style:family="text">
      <style:text-properties style:font-name="Lucida Console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Lucida Console" fo:font-size="10pt" fo:font-weight="normal" officeooo:rsid="002c8a89" style:font-size-asian="10pt" style:font-weight-asian="normal" style:font-size-complex="10pt" style:font-weight-complex="normal"/>
    </style:style>
    <style:style style:name="T21" style:family="text">
      <style:text-properties style:font-name="Lucida Console" fo:font-size="10pt" fo:font-weight="normal" officeooo:rsid="003d529b" style:font-size-asian="10pt" style:font-weight-asian="normal" style:font-size-complex="10pt" style:font-weight-complex="normal"/>
    </style:style>
    <style:style style:name="T22" style:family="text">
      <style:text-properties style:font-name="Lucida Console" fo:font-size="10pt" fo:font-weight="normal" officeooo:rsid="003db074" style:font-size-asian="10pt" style:font-weight-asian="normal" style:font-size-complex="10pt" style:font-weight-complex="normal"/>
    </style:style>
    <style:style style:name="T23" style:family="text">
      <style:text-properties style:font-name="Lucida Console" fo:font-size="10pt" fo:font-weight="normal" officeooo:rsid="003ed493" style:font-size-asian="10pt" style:font-weight-asian="normal" style:font-size-complex="10pt" style:font-weight-complex="normal"/>
    </style:style>
    <style:style style:name="T24" style:family="text">
      <style:text-properties style:font-name="Lucida Console" fo:font-size="10pt" fo:font-weight="normal" officeooo:rsid="00349da0" style:font-size-asian="10pt" style:font-weight-asian="normal" style:font-size-complex="10pt" style:font-weight-complex="normal"/>
    </style:style>
    <style:style style:name="T25" style:family="text">
      <style:text-properties style:font-name="Lucida Console" fo:font-size="10pt" style:font-size-asian="10pt" style:font-size-complex="10pt"/>
    </style:style>
    <style:style style:name="T26" style:family="text">
      <style:text-properties style:font-name="Lucida Console" fo:font-size="10pt" officeooo:rsid="0038cc8d" style:font-size-asian="10pt" style:font-size-complex="10pt"/>
    </style:style>
    <style:style style:name="T27" style:family="text">
      <style:text-properties officeooo:rsid="003a50f3"/>
    </style:style>
    <style:style style:name="T28" style:family="text">
      <style:text-properties officeooo:rsid="004080f4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27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9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1.3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9in" fo:min-width="1.3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Interviewer Note:</text:span> <text:span text:style-name="T1">If the candidate is up to it, first have them complete </text:span><text:span text:style-name="T4">Databases</text:span><text:span text:style-name="T1">: Design A Schema (Easy). </text:span><text:span text:style-name="T2">Otherwise, just give them the following schema.</text:span></text:p>
      <text:p text:style-name="P3"/>
      <text:p text:style-name="P3"/>
      <text:p text:style-name="P3"><draw:g text:anchor-type="paragraph" draw:z-index="0" draw:name="Shape1" draw:style-name="gr1"><draw:custom-shape draw:style-name="gr2" draw:text-style-name="P50" svg:width="1.0169in" svg:height="0.2815in" svg:x="1.95in" svg:y="0.1043in"><text:p text:style-name="P49"><text:span text:style-name="T29">CUSTOMER</text:span></text:p><draw:enhanced-geometry svg:viewBox="0 0 21600 21600" draw:type="rectangle" draw:enhanced-path="M 0 0 L 21600 0 21600 21600 0 21600 0 0 Z N"/></draw:custom-shape><draw:custom-shape draw:style-name="gr3" draw:text-style-name="P51" svg:width="1.0169in" svg:height="0.2831in" svg:x="1.95in" svg:y="0.3854in"><text:p text:style-name="P49"><text:span text:style-name="T30">id</text:span></text:p><draw:enhanced-geometry svg:viewBox="0 0 21600 21600" draw:type="rectangle" draw:enhanced-path="M 0 0 L 21600 0 21600 21600 0 21600 0 0 Z N"/></draw:custom-shape><draw:custom-shape draw:style-name="gr4" draw:text-style-name="P51" svg:width="1.0169in" svg:height="0.2823in" svg:x="1.95in" svg:y="0.6681in"><text:p text:style-name="P49"><text:span text:style-name="T30">name</text:span></text:p><draw:enhanced-geometry svg:viewBox="0 0 21600 21600" draw:type="rectangle" draw:enhanced-path="M 0 0 L 21600 0 21600 21600 0 21600 0 0 Z N"/></draw:custom-shape><draw:custom-shape draw:style-name="gr3" draw:text-style-name="P50" svg:width="1.0169in" svg:height="0.2831in" svg:x="3.9346in" svg:y="0.1272in"><text:p text:style-name="P49"><text:span text:style-name="T29">PRODUCT</text:span></text:p><draw:enhanced-geometry svg:viewBox="0 0 21600 21600" draw:type="rectangle" draw:enhanced-path="M 0 0 L 21600 0 21600 21600 0 21600 0 0 Z N"/></draw:custom-shape><draw:custom-shape draw:style-name="gr2" draw:text-style-name="P51" svg:width="1.0169in" svg:height="0.2815in" svg:x="3.9346in" svg:y="0.4098in"><text:p text:style-name="P49"><text:span text:style-name="T30">id</text:span></text:p><draw:enhanced-geometry svg:viewBox="0 0 21600 21600" draw:type="rectangle" draw:enhanced-path="M 0 0 L 21600 0 21600 21600 0 21600 0 0 Z N"/></draw:custom-shape><draw:custom-shape draw:style-name="gr3" draw:text-style-name="P51" svg:width="1.0169in" svg:height="0.2831in" svg:x="3.9346in" svg:y="0.6909in"><text:p text:style-name="P49"><text:span text:style-name="T30">name</text:span></text:p><draw:enhanced-geometry svg:viewBox="0 0 21600 21600" draw:type="rectangle" draw:enhanced-path="M 0 0 L 21600 0 21600 21600 0 21600 0 0 Z N"/></draw:custom-shape><draw:custom-shape draw:style-name="gr4" draw:text-style-name="P50" svg:width="1.0169in" svg:height="0.2823in" svg:x="1.95in" svg:y="1.4441in"><text:p text:style-name="P49"><text:span text:style-name="T29">ORDERS</text:span></text:p><draw:enhanced-geometry svg:viewBox="0 0 21600 21600" draw:type="rectangle" draw:enhanced-path="M 0 0 L 21600 0 21600 21600 0 21600 0 0 Z N"/></draw:custom-shape><draw:custom-shape draw:style-name="gr4" draw:text-style-name="P51" svg:width="1.0169in" svg:height="0.2823in" svg:x="1.95in" svg:y="1.726in"><text:p text:style-name="P49"><text:span text:style-name="T30">id</text:span></text:p><draw:enhanced-geometry svg:viewBox="0 0 21600 21600" draw:type="rectangle" draw:enhanced-path="M 0 0 L 21600 0 21600 21600 0 21600 0 0 Z N"/></draw:custom-shape><draw:custom-shape draw:style-name="gr4" draw:text-style-name="P50" svg:width="1.0169in" svg:height="0.2823in" svg:x="1.95in" svg:y="2.0079in"><text:p text:style-name="P49"><text:span text:style-name="T29">customer_id</text:span></text:p><draw:enhanced-geometry svg:viewBox="0 0 21600 21600" draw:type="rectangle" draw:enhanced-path="M 0 0 L 21600 0 21600 21600 0 21600 0 0 Z N"/></draw:custom-shape><draw:custom-shape draw:style-name="gr5" draw:text-style-name="P50" svg:width="1.5539in" svg:height="0.2823in" svg:x="3.5465in" svg:y="1.4441in"><text:p text:style-name="P49"><text:span text:style-name="T29">ORDER_LINE_ITEM</text:span></text:p><draw:enhanced-geometry svg:viewBox="0 0 21600 21600" draw:type="rectangle" draw:enhanced-path="M 0 0 L 21600 0 21600 21600 0 21600 0 0 Z N"/></draw:custom-shape><draw:custom-shape draw:style-name="gr5" draw:text-style-name="P52" svg:width="1.5539in" svg:height="0.2823in" svg:x="3.5465in" svg:y="1.726in"><text:p text:style-name="P49"><text:span text:style-name="T31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52" svg:width="1.5539in" svg:height="0.2823in" svg:x="3.5465in" svg:y="2.0079in"><text:p text:style-name="P49"><text:span text:style-name="T31">order_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52" svg:width="1.5539in" svg:height="0.2823in" svg:x="3.5465in" svg:y="2.5724in"><text:p text:style-name="P49"><text:span text:style-name="T31">quantit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52" svg:width="1.5539in" svg:height="0.2831in" svg:x="3.5465in" svg:y="2.2898in"><text:p text:style-name="P49"><text:span text:style-name="T31">product_id</text:span></text:p><draw:enhanced-geometry svg:viewBox="0 0 21600 21600" draw:mirror-horizontal="false" draw:mirror-vertical="false" draw:type="rectangle" draw:enhanced-path="M 0 0 L 21600 0 21600 21600 0 21600 0 0 Z N"/></draw:custom-shape><draw:path draw:style-name="gr7" draw:text-style-name="P53" svg:width="0.7004in" svg:height="0.2264in" draw:transform="skewX (0.353254640603652) rotate (-0.5541420375082) translate (3.03086537549904in 1.80330393668867in)" svg:viewBox="0 0 1780 576" svg:d="M0 224c330-70 523 222 791 328 263 104 519-161 710-328l186-149 93-75"><text:p/></draw:path><draw:path draw:style-name="gr7" draw:text-style-name="P53" svg:width="0.4457in" svg:height="1.6886in" draw:transform="rotate (-3.14159265358979) translate (2.03126735733345in 2.19488997263307in)" svg:viewBox="0 0 1133 4290" svg:d="M158 4277c316-80 819 215 916-304 56-301 83-612 31-912-53-310-54-607-63-912-10-343 0-688 0-1033 0-324 201-712 0-972-189-245-628-107-947-91h-95"><text:p/></draw:path><draw:path draw:style-name="gr7" draw:text-style-name="P53" svg:width="0.6272in" svg:height="1.972in" draw:transform="skewX (-0.0176278254451427) rotate (0.116238928182822) translate (4.77363145903215in 0.547946701286821in)" svg:viewBox="0 0 1594 5010" svg:d="M362 7c370-39 814 79 959 437 157 388 342 802 247 1238-69 315-21 653-128 959-116 330-124 648-258 972-114 274-154 571-212 861-66 335-442 589-802 526l-168-167"><text:p/></draw:path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Interviewer Questions:</text:p>
      <text:p text:style-name="P28">- Ask, write a query to return the names of each customer.</text:p>
      <text:p text:style-name="P14"><text:span text:style-name="T17">SELECT</text:span><text:span text:style-name="T6"> name FROM customer;</text:span></text:p>
      <text:p text:style-name="P28"/>
      <text:p text:style-name="P5"><text:span text:style-name="T6">- Ask, write a query to return the name</text:span><text:span text:style-name="T7">s of each customer who has ordered something.</text:span></text:p>
      <text:p text:style-name="P15"><text:span text:style-name="T7">SELECT</text:span><text:span text:style-name="T6"> </text:span><text:span text:style-name="T7">c.</text:span><text:span text:style-name="T6">name FROM customer </text:span><text:span text:style-name="T7">c, order</text:span><text:span text:style-name="T16">s</text:span><text:span text:style-name="T7"> o WHERE </text:span><text:span text:style-name="T8">c.id = o.customer_id</text:span><text:span text:style-name="T6">;</text:span></text:p>
      <text:p text:style-name="P39"/>
      <text:p text:style-name="P25"><text:span text:style-name="T6">** </text:span><text:span text:style-name="T17">They could also answer using a JOIN.</text:span><text:span text:style-name="T6"> </text:span><text:span text:style-name="T17">As a more difficult question, perhaps ask, if they do not suggest this.</text:span><text:span text:style-name="T6">**</text:span></text:p>
      <text:p text:style-name="P41"/>
      <text:p text:style-name="P18"><text:span text:style-name="T6">SELECT c.name FROM customer c </text:span><text:span text:style-name="T17">LEFT JOIN </text:span><text:span text:style-name="T6">orders o ONc.id = o.customer_id WHERE o.id is not null</text:span></text:p>
      <text:p text:style-name="P39"/>
      <text:p text:style-name="P10">- Ask, write a query that would return the following columns in a single result set: the customer id, and each column in the order_line_item table.</text:p>
      <text:p text:style-name="P10"/>
      <text:p text:style-name="P20">SELECT o.customer_id, oli.* FROM orders o, order_line_item oli WHERE o.id = oli.<text:span text:style-name="T27">order_</text:span>id</text:p>
      <text:p text:style-name="P10"/>
      <text:p text:style-name="P10">- Ask, assume you have a query that returns two columns both named <text:span text:style-name="T5">id</text:span>. For instance, <text:span text:style-name="T1">SELECT c.id, o.id FROM customer c, order</text:span><text:span text:style-name="T3">s</text:span><text:span text:style-name="T1"> o WHERE c.id = o.customer_id;</text:span> . How could you modify the query to give unique names to each column?</text:p>
      <text:p text:style-name="P10"/>
      <text:p text:style-name="P26">Use the AS keyword. For instance, </text:p>
      <text:p text:style-name="P26"><text:span text:style-name="T25">SELECT c.id </text:span><text:span text:style-name="T26">AS `customer_id`</text:span><text:span text:style-name="T25">, o.id </text:span><text:span text:style-name="T26">AS `order_id` </text:span><text:span text:style-name="T25">FROM customer c, orders o WHERE c.id = o.customer_id;</text:span> </text:p>
      <text:p text:style-name="P30"/>
      <text:p text:style-name="P30"/>
      <text:p text:style-name="P7"><text:soft-page-break/><text:span text:style-name="T6">- Ask, </text:span><text:span text:style-name="T9">write a </text:span><text:span text:style-name="T10">query to return each customer who’s name starts with “M”.</text:span></text:p>
      <text:p text:style-name="P7"><text:span text:style-name="T10"><text:tab/></text:span><text:span text:style-name="T20">SELECT c.name FROM customer c WHERE c.name </text:span><text:span text:style-name="T21">LIKE</text:span><text:span text:style-name="T20"> ‘M%’.</text:span></text:p>
      <text:p text:style-name="P30"/>
      <text:p text:style-name="P7"><text:span text:style-name="T10">- Ask, </text:span><text:span text:style-name="T6">write a query to return the names of each customer who has ordered a product named “</text:span><text:span text:style-name="T9">No. </text:span><text:span text:style-name="T6">42”.</text:span></text:p>
      <text:p text:style-name="P16"><text:span text:style-name="T7">SELECT</text:span><text:span text:style-name="T6"> </text:span><text:span text:style-name="T7">c.</text:span><text:span text:style-name="T6">name FROM customer </text:span><text:span text:style-name="T7">c, orders o, </text:span><text:span text:style-name="T8">order_line_item oli, </text:span><text:span text:style-name="T9">product p</text:span><text:span text:style-name="T7"> WHERE </text:span><text:span text:style-name="T8">c.id = o.</text:span><text:span text:style-name="T9">customer_id and o.id = oli.order_id and oli.product_id = p.id and p.name = “No. 42”;</text:span></text:p>
      <text:p text:style-name="P40"/>
      <text:p text:style-name="P6"><text:span text:style-name="T11">- Ask, write a query to return the names of each customer who has ordered at least 3 of a product </text:span><text:span text:style-name="T12">named </text:span><text:span text:style-name="T11">“No. 42” in a single order? </text:span><text:span text:style-name="T12">Assume there will always only be a single line item per product per order.</text:span></text:p>
      <text:p text:style-name="P19"><text:span text:style-name="T9">-</text:span><text:span text:style-name="T6">- The key is to use the GROUP BY keyword.</text:span></text:p>
      <text:p text:style-name="P42"/>
      <text:p text:style-name="P17"><text:span text:style-name="T9">SELECT c.name, o.id, sum(oli.quantity) FROM customer c, orders o, order_line_item oli, product p WHERE p.name = '</text:span><text:span text:style-name="T6">No. 42</text:span><text:span text:style-name="T9">'<text:line-break/></text:span><text:span text:style-name="T18">AND</text:span><text:span text:style-name="T9"> oli.product_id = p.id </text:span><text:span text:style-name="T18">AND </text:span><text:span text:style-name="T9">o.id = oli.order_id </text:span><text:span text:style-name="T18">AND </text:span><text:span text:style-name="T9">oli.quantity &gt; 5 </text:span><text:span text:style-name="T18">AND </text:span><text:span text:style-name="T9">o.customer_id = c.id </text:span><text:span text:style-name="T18">GROUP BY </text:span><text:span text:style-name="T9">c.name;<text:line-break/></text:span></text:p>
      <text:p text:style-name="P8"><text:span text:style-name="T13">- </text:span><text:span text:style-name="T6">Ask, write a query to return the name of each customer who ordered a product named “No. 42”, and the quantity that was ordered. If a customer ordered multiple times, the total amount ordered should appear on a single line.</text:span></text:p>
      <text:p text:style-name="P31"/>
      <text:p text:style-name="P43">-- The key is the sum() function in the SELECT statement</text:p>
      <text:p text:style-name="P44"/>
      <text:p text:style-name="P21"><text:span text:style-name="T19">SELECT c.name, sum(oli.quantity) FROM customer c, orders o, order_line_item oli, product p WHERE p.name = 'No. 42' </text:span><text:span text:style-name="T22">AND</text:span><text:span text:style-name="T19"> p.id = oli.product_id </text:span><text:span text:style-name="T22">AND</text:span><text:span text:style-name="T19"> oli.order_id = o.id </text:span><text:span text:style-name="T22">AND</text:span><text:span text:style-name="T19"> o.customer_id = c.id </text:span><text:span text:style-name="T22">GROUP BY</text:span><text:span text:style-name="T19"> c.name;</text:span><text:span text:style-name="T6"><text:line-break/></text:span></text:p>
      <text:p text:style-name="P32">- Ask, write a query to return the name of each customer who ordered a product named “No. 42”, and the total number of times they ordered.</text:p>
      <text:p text:style-name="P32"/>
      <text:p text:style-name="P43">-- Notice the count() function in the SELECT statement</text:p>
      <text:p text:style-name="P45"/>
      <text:p text:style-name="P22"><text:span text:style-name="T19">SELECT c.name, count(c.name) FROM customer c, orders o, order_line_item oli, product p WHERE p.name = 'No. 42' </text:span><text:span text:style-name="T22">AND </text:span><text:span text:style-name="T19">oli.product_id = p.id </text:span><text:span text:style-name="T22">AND </text:span><text:span text:style-name="T19">o.id = oli.order_id </text:span><text:span text:style-name="T22">AND </text:span><text:span text:style-name="T19">o.customer_id = c.id </text:span><text:span text:style-name="T22">GROUP BY </text:span><text:span text:style-name="T19">c.name;</text:span><text:span text:style-name="T6"><text:line-break/></text:span></text:p>
      <text:p text:style-name="P9"><text:span text:style-name="T6">- Ask, given the above query, how would you modify it so that only those who had two or more orders </text:span><text:span text:style-name="T14">are returned?</text:span></text:p>
      <text:p text:style-name="P33"/>
      <text:p text:style-name="P24"><text:span text:style-name="T24">-</text:span><text:span text:style-name="T19">- Add the HAVING condition to your query</text:span></text:p>
      <text:p text:style-name="P46"/>
      <text:p text:style-name="P23"><text:span text:style-name="T24">SELECT c.name, count(c.name) </text:span><text:span text:style-name="T19">FROM customer c, orders o, order_line_item oli, product p WHERE p.name = 'No. 42' </text:span><text:span text:style-name="T23">AND</text:span><text:span text:style-name="T19"> oli.product_id = p.id </text:span><text:span text:style-name="T23">AND </text:span><text:span text:style-name="T19">o.id = oli.order_id </text:span><text:span text:style-name="T23">AND </text:span><text:span text:style-name="T19">o.customer_id = c.id GROUP BY c.name HAVING count(c.name) &gt;= 2;</text:span></text:p>
      <text:p text:style-name="P48"/>
      <text:p text:style-name="P37">Next topics:</text:p>
      <text:p text:style-name="P38"><text:tab/><text:span text:style-name="T28">SQL – Querying – Joins (Eas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3cdc6" officeooo:paragraph-rsid="0023cdc6"/>
    </style:style>
    <style:style style:name="MP2" style:family="paragraph" style:parent-style-name="Table_20_Contents">
      <style:text-properties officeooo:rsid="0023cdc6" officeooo:paragraph-rsid="0023cdc6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SQL Querying</text:p>
            </table:table-cell>
            <table:table-cell table:style-name="Table3.A1" office:value-type="string">
              <text:p text:style-name="MP2">SQL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2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10T12:27:30.905000000</dc:date>
    <meta:editing-duration>PT4H26M34S</meta:editing-duration>
    <meta:editing-cycles>22</meta:editing-cycles>
    <meta:generator>LibreOffice/5.2.5.1$Windows_x86 LibreOffice_project/0312e1a284a7d50ca85a365c316c7abbf20a4d22</meta:generator>
    <meta:document-statistic meta:table-count="1" meta:image-count="0" meta:object-count="0" meta:page-count="2" meta:paragraph-count="35" meta:word-count="603" meta:character-count="3431" meta:non-whitespace-character-count="2854"/>
  </office:meta>
</office:document-meta>
</file>